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4375in" fo:margin-left="0.2125in" fo:margin-right="0.275in" table:align="margins" style:writing-mode="lr-tb"/>
    </style:style>
    <style:style style:name="Table2.A" style:family="table-column">
      <style:table-column-properties style:column-width="1.0979in" style:rel-column-width="11177*"/>
    </style:style>
    <style:style style:name="Table2.B" style:family="table-column">
      <style:table-column-properties style:column-width="1.5986in" style:rel-column-width="16274*"/>
    </style:style>
    <style:style style:name="Table2.C" style:family="table-column">
      <style:table-column-properties style:column-width="0.5715in" style:rel-column-width="5818*"/>
    </style:style>
    <style:style style:name="Table2.D" style:family="table-column">
      <style:table-column-properties style:column-width="0.625in" style:rel-column-width="6362*"/>
    </style:style>
    <style:style style:name="Table2.E" style:family="table-column">
      <style:table-column-properties style:column-width="2.5444in" style:rel-column-width="25904*"/>
    </style:style>
    <style:style style:name="Table2.1" style:family="table-row">
      <style:table-row-properties style:row-height="0.2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Footnote">
      <style:paragraph-properties style:text-autospace="none"/>
      <style:text-properties fo:font-size="8pt" style:font-size-asian="8pt" style:font-size-complex="8pt"/>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Footnote">
      <style:paragraph-properties style:text-autospace="none"/>
      <style:text-properties fo:font-size="8pt" style:font-size-asian="8pt" style:font-size-complex="8pt"/>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5" style:family="paragraph" style:parent-style-name="Table_20_Contents">
      <style:paragraph-properties fo:text-align="center" style:justify-single-word="false"/>
      <style:text-properties style:font-name="Courier" fo:font-style="italic" style:font-style-asian="italic" style:font-style-complex="italic"/>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Footnote">
      <style:paragraph-properties style:text-autospace="none"/>
      <style:text-properties fo:font-size="8pt" style:font-size-asian="8pt" style:font-size-complex="8pt"/>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Heading_20_1" style:master-page-name="First_20_Page">
      <style:paragraph-properties style:page-number="auto"/>
    </style:style>
    <style:style style:name="P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color="#262626" style:font-name="Verdana" style:font-name-asian="Verdana" style:font-name-complex="Verdana"/>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fo:color="#262626" style:font-name="Verdana" style:font-name-asian="Verdana" style:font-name-complex="Verdana"/>
    </style:style>
    <style:style style:name="T7" style:family="text">
      <style:text-properties fo:color="#262626" style:font-name="Verdana" fo:font-style="normal" style:font-name-asian="Verdana" style:font-style-asian="normal" style:font-name-complex="Verdana" style:font-style-complex="normal"/>
    </style:style>
    <style:style style:name="T8" style:family="text">
      <style:text-properties fo:color="#262626" style:font-name="Verdana" fo:font-style="italic" style:font-name-asian="Verdana" style:font-style-asian="italic" style:font-name-complex="Verdana" style:font-style-complex="italic"/>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2" style:family="text">
      <style:text-properties style:use-window-font-color="true" style:font-name="Times New Roman" fo:font-size="12pt" style:text-underline-style="none" style:font-name-asian="ArialMT" style:font-size-asian="12pt" style:font-name-complex="ArialMT" style:font-size-complex="12pt"/>
    </style:style>
    <style:style style:name="T13" style:family="text">
      <style:text-properties style:use-window-font-color="true" style:font-name="Times New Roman" fo:font-size="12pt" style:text-underline-style="none" style:font-size-asian="12pt" style:font-size-complex="12pt"/>
    </style:style>
    <style:style style:name="T14" style:family="text">
      <style:text-properties style:use-window-font-color="true" style:text-underline-style="none"/>
    </style:style>
    <style:style style:name="T15" style:family="text">
      <style:text-properties fo:color="#000047" fo:font-weight="normal" style:font-name-asian="Verdana" style:font-weight-asian="normal" style:font-name-complex="Verdana" style:font-weight-complex="normal"/>
    </style:style>
    <style:style style:name="T16" style:family="text">
      <style:text-properties fo:font-style="normal" style:font-style-asian="normal" style:font-style-complex="normal"/>
    </style:style>
    <style:style style:name="T17"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271047856" text:id="ct271047856">
          <text:insertion>
            <office:change-info>
              <dc:creator>Unknown Author</dc:creator>
              <dc:date>2013-01-25T10:20:00</dc:date>
            </office:change-info>
          </text:insertion>
        </text:changed-region>
        <text:changed-region xml:id="ct271047728" text:id="ct271047728">
          <text:deletion>
            <office:change-info>
              <dc:creator>Unknown Author</dc:creator>
              <dc:date>2013-01-25T10:20:00</dc:date>
            </office:change-info>
            <text:p text:style-name="P1"><text:span text:style-name="T1">"</text:span></text:p>
          </text:deletion>
        </text:changed-region>
        <text:changed-region xml:id="ct270955408" text:id="ct270955408">
          <text:insertion>
            <office:change-info>
              <dc:creator>Unknown Author</dc:creator>
              <dc:date>2013-01-25T10:20:00</dc:date>
            </office:change-info>
          </text:insertion>
        </text:changed-region>
        <text:changed-region xml:id="ct271175648" text:id="ct271175648">
          <text:deletion>
            <office:change-info>
              <dc:creator>Unknown Author</dc:creator>
              <dc:date>2013-01-25T10:20:00</dc:date>
            </office:change-info>
            <text:p text:style-name="P1"><text:span text:style-name="T1">"</text:span></text:p>
          </text:deletion>
        </text:changed-region>
        <text:changed-region xml:id="ct270944272" text:id="ct270944272">
          <text:deletion>
            <office:change-info>
              <dc:creator>Unknown Author</dc:creator>
              <dc:date>2013-01-25T10:17:00</dc:date>
            </office:change-info>
            <text:p text:style-name="Standard">explanatory note</text:p>
          </text:deletion>
        </text:changed-region>
        <text:changed-region xml:id="ct270957488" text:id="ct270957488">
          <text:insertion>
            <office:change-info>
              <dc:creator>Unknown Author</dc:creator>
              <dc:date>2013-01-25T10:17:00</dc:date>
            </office:change-info>
          </text:insertion>
        </text:changed-region>
        <text:changed-region xml:id="ct270957712" text:id="ct270957712">
          <text:insertion>
            <office:change-info>
              <dc:creator>Unknown Author</dc:creator>
              <dc:date>2013-01-25T10:18:00</dc:date>
            </office:change-info>
          </text:insertion>
        </text:changed-region>
        <text:changed-region xml:id="ct484501696" text:id="ct484501696">
          <text:deletion>
            <office:change-info>
              <dc:creator>Unknown Author</dc:creator>
              <dc:date>2013-01-25T10:18:00</dc:date>
            </office:change-info>
            <text:p text:style-name="Standard">"</text:p>
          </text:deletion>
        </text:changed-region>
        <text:changed-region xml:id="ct270824320" text:id="ct270824320">
          <text:deletion>
            <office:change-info>
              <dc:creator>Unknown Author</dc:creator>
              <dc:date>2013-01-25T10:18:00</dc:date>
            </office:change-info>
            <text:p text:style-name="Standard">"</text:p>
          </text:deletion>
        </text:changed-region>
        <text:changed-region xml:id="ct484501792" text:id="ct484501792">
          <text:insertion>
            <office:change-info>
              <dc:creator>Unknown Author</dc:creator>
              <dc:date>2013-01-25T10:18:00</dc:date>
            </office:change-info>
          </text:insertion>
        </text:changed-region>
        <text:changed-region xml:id="ct484501888" text:id="ct484501888">
          <text:insertion>
            <office:change-info>
              <dc:creator>Unknown Author</dc:creator>
              <dc:date>2013-01-25T10:19:00</dc:date>
            </office:change-info>
          </text:insertion>
        </text:changed-region>
        <text:changed-region xml:id="ct270691440" text:id="ct270691440">
          <text:deletion>
            <office:change-info>
              <dc:creator>Unknown Author</dc:creator>
              <dc:date>2013-01-25T10:18:00</dc:date>
            </office:change-info>
            <text:p text:style-name="Standard">"</text:p>
          </text:deletion>
        </text:changed-region>
        <text:changed-region xml:id="ct270691536" text:id="ct270691536">
          <text:deletion>
            <office:change-info>
              <dc:creator>Unknown Author</dc:creator>
              <dc:date>2013-01-25T10:18:00</dc:date>
            </office:change-info>
            <text:p text:style-name="Standard">"</text:p>
          </text:deletion>
        </text:changed-region>
        <text:changed-region xml:id="ct270714832" text:id="ct270714832">
          <text:insertion>
            <office:change-info>
              <dc:creator>Unknown Author</dc:creator>
              <dc:date>2013-01-25T10:18:00</dc:date>
            </office:change-info>
          </text:insertion>
        </text:changed-region>
        <text:changed-region xml:id="ct87217520" text:id="ct87217520">
          <text:insertion>
            <office:change-info>
              <dc:creator>Unknown Author</dc:creator>
              <dc:date>2013-01-25T11:24:00</dc:date>
            </office:change-info>
          </text:insertion>
        </text:changed-region>
        <text:changed-region xml:id="ct88017840" text:id="ct88017840">
          <text:deletion>
            <office:change-info>
              <dc:creator>Unknown Author</dc:creator>
              <dc:date>2013-01-25T11:24:00</dc:date>
            </office:change-info>
            <text:p text:style-name="Standard">'</text:p>
          </text:deletion>
        </text:changed-region>
        <text:changed-region xml:id="ct87171248" text:id="ct87171248">
          <text:deletion>
            <office:change-info>
              <dc:creator>Unknown Author</dc:creator>
              <dc:date>2013-01-25T11:24:00</dc:date>
            </office:change-info>
            <text:p text:style-name="Standard">'</text:p>
          </text:deletion>
        </text:changed-region>
        <text:changed-region xml:id="ct275081856" text:id="ct275081856">
          <text:insertion>
            <office:change-info>
              <dc:creator>Unknown Author</dc:creator>
              <dc:date>2013-01-25T11:24:00</dc:date>
            </office:change-info>
          </text:insertion>
        </text:changed-region>
        <text:changed-region xml:id="ct87150352" text:id="ct87150352">
          <text:insertion>
            <office:change-info>
              <dc:creator>Unknown Author</dc:creator>
              <dc:date>2013-01-25T11:25:00</dc:date>
            </office:change-info>
          </text:insertion>
        </text:changed-region>
        <text:changed-region xml:id="ct275495568" text:id="ct275495568">
          <text:deletion>
            <office:change-info>
              <dc:creator>Unknown Author</dc:creator>
              <dc:date>2013-01-25T11:25:00</dc:date>
            </office:change-info>
            <text:p text:style-name="Standard"><text:span text:style-name="T2">'</text:span></text:p>
          </text:deletion>
        </text:changed-region>
        <text:changed-region xml:id="ct275715520" text:id="ct275715520">
          <text:insertion>
            <office:change-info>
              <dc:creator>Unknown Author</dc:creator>
              <dc:date>2013-01-25T11:25:00</dc:date>
            </office:change-info>
          </text:insertion>
        </text:changed-region>
        <text:changed-region xml:id="ct484683584" text:id="ct484683584">
          <text:insertion>
            <office:change-info>
              <dc:creator>Unknown Author</dc:creator>
              <dc:date>2013-01-25T11:25:00</dc:date>
            </office:change-info>
          </text:insertion>
        </text:changed-region>
        <text:changed-region xml:id="ct485470784" text:id="ct485470784">
          <text:deletion>
            <office:change-info>
              <dc:creator>Unknown Author</dc:creator>
              <dc:date>2013-01-25T11:25:00</dc:date>
            </office:change-info>
            <text:p text:style-name="Standard">'</text:p>
          </text:deletion>
        </text:changed-region>
        <text:changed-region xml:id="ct270970240" text:id="ct270970240">
          <text:insertion>
            <office:change-info>
              <dc:creator>Unknown Author</dc:creator>
              <dc:date>2013-01-25T10:18:00</dc:date>
            </office:change-info>
          </text:insertion>
        </text:changed-region>
        <text:changed-region xml:id="ct270969312" text:id="ct270969312">
          <text:deletion>
            <office:change-info>
              <dc:creator>Unknown Author</dc:creator>
              <dc:date>2013-01-25T10:18:00</dc:date>
            </office:change-info>
            <text:p text:style-name="Standard">"</text:p>
          </text:deletion>
        </text:changed-region>
        <text:changed-region xml:id="ct485395632" text:id="ct485395632">
          <text:insertion>
            <office:change-info>
              <dc:creator>Unknown Author</dc:creator>
              <dc:date>2013-01-25T10:18:00</dc:date>
            </office:change-info>
          </text:insertion>
        </text:changed-region>
        <text:changed-region xml:id="ct270969408" text:id="ct270969408">
          <text:deletion>
            <office:change-info>
              <dc:creator>Unknown Author</dc:creator>
              <dc:date>2013-01-25T10:18:00</dc:date>
            </office:change-info>
            <text:p text:style-name="Standard">"</text:p>
          </text:deletion>
        </text:changed-region>
        <text:changed-region xml:id="ct274907936" text:id="ct274907936">
          <text:insertion>
            <office:change-info>
              <dc:creator>Unknown Author</dc:creator>
              <dc:date>2013-01-25T10:19:00</dc:date>
            </office:change-info>
          </text:insertion>
        </text:changed-region>
        <text:changed-region xml:id="ct87214000" text:id="ct87214000">
          <text:deletion>
            <office:change-info>
              <dc:creator>Unknown Author</dc:creator>
              <dc:date>2013-01-25T10:19:00</dc:date>
            </office:change-info>
            <text:p text:style-name="Standard">"</text:p>
          </text:deletion>
        </text:changed-region>
        <text:changed-region xml:id="ct275186128" text:id="ct275186128">
          <text:insertion>
            <office:change-info>
              <dc:creator>Unknown Author</dc:creator>
              <dc:date>2013-01-25T10:19:00</dc:date>
            </office:change-info>
          </text:insertion>
        </text:changed-region>
        <text:changed-region xml:id="ct275247520" text:id="ct275247520">
          <text:deletion>
            <office:change-info>
              <dc:creator>Unknown Author</dc:creator>
              <dc:date>2013-01-25T10:19:00</dc:date>
            </office:change-info>
            <text:p text:style-name="Standard">"</text:p>
          </text:deletion>
        </text:changed-region>
        <text:changed-region xml:id="ct312768080" text:id="ct312768080">
          <text:insertion>
            <office:change-info>
              <dc:creator>Unknown Author</dc:creator>
              <dc:date>2013-01-25T10:19:00</dc:date>
            </office:change-info>
          </text:insertion>
        </text:changed-region>
        <text:changed-region xml:id="ct84755296" text:id="ct84755296">
          <text:deletion>
            <office:change-info>
              <dc:creator>Unknown Author</dc:creator>
              <dc:date>2013-01-25T10:19:00</dc:date>
            </office:change-info>
            <text:p text:style-name="Standard">"</text:p>
          </text:deletion>
        </text:changed-region>
        <text:changed-region xml:id="ct513524000" text:id="ct513524000">
          <text:insertion>
            <office:change-info>
              <dc:creator>Unknown Author</dc:creator>
              <dc:date>2013-01-25T10:19:00</dc:date>
            </office:change-info>
          </text:insertion>
        </text:changed-region>
        <text:changed-region xml:id="ct306241584" text:id="ct306241584">
          <text:deletion>
            <office:change-info>
              <dc:creator>Unknown Author</dc:creator>
              <dc:date>2013-01-25T10:19:00</dc:date>
            </office:change-info>
            <text:p text:style-name="Standard">"</text:p>
          </text:deletion>
        </text:changed-region>
        <text:changed-region xml:id="ct312733520" text:id="ct312733520">
          <text:insertion>
            <office:change-info>
              <dc:creator>Unknown Author</dc:creator>
              <dc:date>2013-01-25T10:19:00</dc:date>
            </office:change-info>
          </text:insertion>
        </text:changed-region>
        <text:changed-region xml:id="ct513362256" text:id="ct513362256">
          <text:deletion>
            <office:change-info>
              <dc:creator>Unknown Author</dc:creator>
              <dc:date>2013-01-25T10:19:00</dc:date>
            </office:change-info>
            <text:p text:style-name="Standard">"</text:p>
          </text:deletion>
        </text:changed-region>
        <text:changed-region xml:id="ct312772208" text:id="ct312772208">
          <text:insertion>
            <office:change-info>
              <dc:creator>Unknown Author</dc:creator>
              <dc:date>2013-01-25T10:19:00</dc:date>
            </office:change-info>
          </text:insertion>
        </text:changed-region>
        <text:changed-region xml:id="ct513491392" text:id="ct513491392">
          <text:deletion>
            <office:change-info>
              <dc:creator>Unknown Author</dc:creator>
              <dc:date>2013-01-25T10:19:00</dc:date>
            </office:change-info>
            <text:p text:style-name="Standard">"</text:p>
          </text:deletion>
        </text:changed-region>
        <text:changed-region xml:id="ct306740048" text:id="ct306740048">
          <text:insertion>
            <office:change-info>
              <dc:creator>Unknown Author</dc:creator>
              <dc:date>2013-01-25T10:19:00</dc:date>
            </office:change-info>
          </text:insertion>
        </text:changed-region>
        <text:changed-region xml:id="ct306760224" text:id="ct306760224">
          <text:deletion>
            <office:change-info>
              <dc:creator>Unknown Author</dc:creator>
              <dc:date>2013-01-25T10:19:00</dc:date>
            </office:change-info>
            <text:p text:style-name="Standard">"</text:p>
          </text:deletion>
        </text:changed-region>
        <text:changed-region xml:id="ct165901152" text:id="ct165901152">
          <text:insertion>
            <office:change-info>
              <dc:creator>Unknown Author</dc:creator>
              <dc:date>2013-01-25T10:19:00</dc:date>
            </office:change-info>
          </text:insertion>
        </text:changed-region>
        <text:changed-region xml:id="ct307184032" text:id="ct307184032">
          <text:deletion>
            <office:change-info>
              <dc:creator>Unknown Author</dc:creator>
              <dc:date>2013-01-25T10:19:00</dc:date>
            </office:change-info>
            <text:p text:style-name="Standard">"</text:p>
          </text:deletion>
        </text:changed-region>
        <text:changed-region xml:id="ct165906096" text:id="ct165906096">
          <text:insertion>
            <office:change-info>
              <dc:creator>Unknown Author</dc:creator>
              <dc:date>2013-01-25T10:19:00</dc:date>
            </office:change-info>
          </text:insertion>
        </text:changed-region>
        <text:changed-region xml:id="ct307005840" text:id="ct307005840">
          <text:deletion>
            <office:change-info>
              <dc:creator>Unknown Author</dc:creator>
              <dc:date>2013-01-25T10:19:00</dc:date>
            </office:change-info>
            <text:p text:style-name="Standard">"</text:p>
          </text:deletion>
        </text:changed-region>
        <text:changed-region xml:id="ct312812464" text:id="ct312812464">
          <text:insertion>
            <office:change-info>
              <dc:creator>Unknown Author</dc:creator>
              <dc:date>2013-01-25T10:19:00</dc:date>
            </office:change-info>
          </text:insertion>
        </text:changed-region>
        <text:changed-region xml:id="ct84392736" text:id="ct84392736">
          <text:deletion>
            <office:change-info>
              <dc:creator>Unknown Author</dc:creator>
              <dc:date>2013-01-25T10:19:00</dc:date>
            </office:change-info>
            <text:p text:style-name="Standard">"</text:p>
          </text:deletion>
        </text:changed-region>
        <text:changed-region xml:id="ct484680288" text:id="ct484680288">
          <text:insertion>
            <office:change-info>
              <dc:creator>Unknown Author</dc:creator>
              <dc:date>2013-01-25T10:19:00</dc:date>
            </office:change-info>
          </text:insertion>
        </text:changed-region>
        <text:changed-region xml:id="ct270928672" text:id="ct270928672">
          <text:deletion>
            <office:change-info>
              <dc:creator>Unknown Author</dc:creator>
              <dc:date>2013-01-25T10:19:00</dc:date>
            </office:change-info>
            <text:p text:style-name="Standard">"</text:p>
          </text:deletion>
        </text:changed-region>
        <text:changed-region xml:id="ct484537584" text:id="ct484537584">
          <text:insertion>
            <office:change-info>
              <dc:creator>Unknown Author</dc:creator>
              <dc:date>2013-01-25T10:19:00</dc:date>
            </office:change-info>
          </text:insertion>
        </text:changed-region>
        <text:changed-region xml:id="ct271164304" text:id="ct271164304">
          <text:deletion>
            <office:change-info>
              <dc:creator>Unknown Author</dc:creator>
              <dc:date>2013-01-25T10:19:00</dc:date>
            </office:change-info>
            <text:p text:style-name="Standard">"</text:p>
          </text:deletion>
        </text:changed-region>
        <text:changed-region xml:id="ct270955968" text:id="ct270955968">
          <text:insertion>
            <office:change-info>
              <dc:creator>Unknown Author</dc:creator>
              <dc:date>2013-01-25T10:19:00</dc:date>
            </office:change-info>
          </text:insertion>
        </text:changed-region>
        <text:changed-region xml:id="ct270955776" text:id="ct270955776">
          <text:deletion>
            <office:change-info>
              <dc:creator>Unknown Author</dc:creator>
              <dc:date>2013-01-25T10:19:00</dc:date>
            </office:change-info>
            <text:p text:style-name="Standard">"</text:p>
          </text:deletion>
        </text:changed-region>
        <text:changed-region xml:id="ct271164400" text:id="ct271164400">
          <text:deletion>
            <office:change-info>
              <dc:creator>Unknown Author</dc:creator>
              <dc:date>2013-01-25T10:20:00</dc:date>
            </office:change-info>
            <text:p text:style-name="Standard">"</text:p>
          </text:deletion>
        </text:changed-region>
        <text:changed-region xml:id="ct485290784" text:id="ct485290784">
          <text:insertion>
            <office:change-info>
              <dc:creator>Unknown Author</dc:creator>
              <dc:date>2013-01-25T10:20:00</dc:date>
            </office:change-info>
          </text:insertion>
        </text:changed-region>
        <text:changed-region xml:id="ct485290560" text:id="ct485290560">
          <text:insertion>
            <office:change-info>
              <dc:creator>Unknown Author</dc:creator>
              <dc:date>2013-01-25T10:20:00</dc:date>
            </office:change-info>
          </text:insertion>
        </text:changed-region>
        <text:changed-region xml:id="ct485290656" text:id="ct485290656">
          <text:deletion>
            <office:change-info>
              <dc:creator>Unknown Author</dc:creator>
              <dc:date>2013-01-25T10:20:00</dc:date>
            </office:change-info>
            <text:p text:style-name="Standard">"</text:p>
          </text:deletion>
        </text:changed-region>
        <text:changed-region xml:id="ct271154320" text:id="ct271154320">
          <text:insertion>
            <office:change-info>
              <dc:creator>Unknown Author</dc:creator>
              <dc:date>2013-01-25T10:20:00</dc:date>
            </office:change-info>
          </text:insertion>
        </text:changed-region>
        <text:changed-region xml:id="ct271168064" text:id="ct271168064">
          <text:deletion>
            <office:change-info>
              <dc:creator>Unknown Author</dc:creator>
              <dc:date>2013-01-25T10:20:00</dc:date>
            </office:change-info>
            <text:p text:style-name="Standard">"</text:p>
          </text:deletion>
        </text:changed-region>
        <text:changed-region xml:id="ct270706992" text:id="ct270706992">
          <text:insertion>
            <office:change-info>
              <dc:creator>Bob Jacobsen</dc:creator>
              <dc:date>2013-01-25T13:31:00</dc:date>
            </office:change-info>
          </text:insertion>
        </text:changed-region>
        <text:changed-region xml:id="ct306397088" text:id="ct306397088">
          <text:insertion>
            <office:change-info>
              <dc:creator>Bob Jacobsen</dc:creator>
              <dc:date>2013-01-25T13:32:00</dc:date>
            </office:change-info>
          </text:insertion>
        </text:changed-region>
        <text:changed-region xml:id="ct274921920" text:id="ct274921920">
          <text:deletion>
            <office:change-info>
              <dc:creator>Bob Jacobsen</dc:creator>
              <dc:date>2013-01-25T13:30:00</dc:date>
            </office:change-info>
            <text:p text:style-name="Standard"><text:s text:c="2"/></text:p>
          </text:deletion>
        </text:changed-region>
        <text:changed-region xml:id="ct275362384" text:id="ct275362384">
          <text:insertion>
            <office:change-info>
              <dc:creator>Bob Jacobsen</dc:creator>
              <dc:date>2013-01-25T13:35:00</dc:date>
            </office:change-info>
          </text:insertion>
        </text:changed-region>
        <text:changed-region xml:id="ct274984192" text:id="ct274984192">
          <text:insertion>
            <office:change-info>
              <dc:creator>Unknown Author</dc:creator>
              <dc:date>2013-01-25T11:25:00</dc:date>
            </office:change-info>
          </text:insertion>
        </text:changed-region>
        <text:changed-region xml:id="ct275748608" text:id="ct275748608">
          <text:deletion>
            <office:change-info>
              <dc:creator>Unknown Author</dc:creator>
              <dc:date>2013-01-25T11:25:00</dc:date>
            </office:change-info>
            <text:p text:style-name="Standar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h>
      <text:p text:style-name="Standard">This <text:change text:change-id="ct270944272"/><text:change-start text:change-id="ct270957488"/>Technical Note<text:change-end text:change-id="ct270957488"/> contains informative discussion and background for the corresponding “OpenLCB CAN Event Transport Standard”. This explanation is not normative in any way.</text:p>
      <text:p text:style-name="Standard">OpenLCB nodes respond to local inputs and state changes by emitting Producer/Consumer Event Report (PCER) messages. When they do this, they are acting as <text:change-start text:change-id="ct270957712"/>“<text:change-end text:change-id="ct270957712"/><text:change text:change-id="ct484501696"/>Producers<text:change text:change-id="ct270824320"/><text:change-start text:change-id="ct484501792"/>”<text:change-end text:change-id="ct484501792"/>. OpenLCB nodes receive these messages, and can act on them locally if desired. If they do so, they are acting as <text:change-start text:change-id="ct484501888"/>“<text:change-end text:change-id="ct484501888"/><text:change text:change-id="ct270691440"/>Consumers<text:change text:change-id="ct270691536"/><text:change-start text:change-id="ct270714832"/>”<text:change-end text:change-id="ct270714832"/>. Together, this is called the Producer-Consumer Model of system control. <text:s/>In this model a particular concept, or event, is <text:span text:style-name="T2">the</text:span> sum of the inputs that trigger the production of the PCER by the producer(s<text:span text:style-name="T14">) and the action(s) taken by the consumer(s). <text:s/>Its main advantage is the knowledge independence it imparts between all of </text:span><text:span text:style-name="T10">the</text:span><text:span text:style-name="T14"> nodes involved in an event. <text:s/>Ex</text:span><text:span text:style-name="T13">pressed in more anthropomorphic terms, </text:span><text:span text:style-name="T12">neither the producers nor consumers or a PCER are aware of each other. <text:s/>This adds flexibility to the system, since more producers or consumers of the PCER can be added to implement the associated event, without concern of side effects to </text:span><text:span text:style-name="T11">the</text:span><text:span text:style-name="T12"> the other nodes involved in </text:span><text:span text:style-name="T11">the</text:span><text:span text:style-name="T12"> event.</text:span><text:note text:id="ftn1" text:note-class="endnote"><text:note-citation>i</text:note-citation><text:note-body><text:p text:style-name="P12"/></text:note-body></text:note><text:note text:id="ftn2" text:note-class="footnote"><text:note-citation>1</text:note-citation><text:note-body><text:p text:style-name="P1"><text:span text:style-name="T1">D. Miorandi and S. Vitturi, </text:span><text:change-start text:change-id="ct271047856"/><text:span text:style-name="T1">“</text:span><text:change-end text:change-id="ct271047856"/><text:change text:change-id="ct271047728"/><text:span text:style-name="T1">Performance analysis of producer/consumer protocols over IEEE 802.11 wireless links</text:span><text:change-start text:change-id="ct270955408"/><text:span text:style-name="T1">”</text:span><text:change-end text:change-id="ct270955408"/><text:change text:change-id="ct271175648"/><text:span text:style-name="T1">, </text:span><text:span text:style-name="T8">Proc. IEEE Workshop Factory Communication Systems (WFCS)</text:span><text:span text:style-name="T7">, 2004 </text:span></text:p></text:note-body></text:note><text:note text:id="ftn3" text:note-class="footnote"><text:note-citation>2</text:note-citation><text:note-body><text:p text:style-name="P12"><text:span text:style-name="T15">The Producer/Consumer Model and Control System Design ControlLogix 1999 </text:span>https://cours.etsmtl.ca/gpa774/Cours/old-24-03-04/Documentations/Rockwell/articles/Producer_Consumer.html</text:p></text:note-body></text:note><office:annotation><dc:creator>Bob Jacobsen</dc:creator><dc:date>2013-01-24T07:10:19</dc:date><text:p text:style-name="P24"><text:span text:style-name="T17">DGW: “More background and references would be good”</text:span></text:p></office:annotation></text:p>
      <text:p text:style-name="Standard">The P/C Event ID included in a PCER message is a 8-byte unique identifier. The method for assigning these and ensuring their uniqueness is in the Event ID Standard and Technical Note.</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tandard</text:h>
      <text:p text:style-name="Standard">This section provides background information on corresponding sections of the Specification document. It<text:change-start text:change-id="ct87217520"/> i<text:change-end text:change-id="ct87217520"/><text:change text:change-id="ct88017840"/>s expected that two documents will be read together.</text:p>
      <text:h text:style-name="Heading_20_2" text:outline-level="2">Introduction</text:h>
      <text:p text:style-name="Standard"/>
      <text:h text:style-name="Heading_20_2" text:outline-level="2"><text:soft-page-break/>Intended Use</text:h>
      <text:p text:style-name="Standard"/>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2">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are <text:span text:style-name="T2">the</text:span> time. <text:s/></text:p>
      <text:h text:style-name="Heading_20_2" text:outline-level="2">References and Context</text:h>
      <text:p text:style-name="Standard"> For more information on format and presentation, see: </text:p>
      <text:list xml:id="list1025406149955093955" text:style-name="L1">
        <text:list-item>
          <text:p text:style-name="P20">OpenLCB Common Information Technical Note</text:p>
        </text:list-item>
      </text:list>
      <text:h text:style-name="Heading_20_2" text:outline-level="2">Message Formats</text:h>
      <text:p text:style-name="P10">The range mask is implemented as a combined base value and mask, where the mask bits are the lowest n bits of the same value as <text:span text:style-name="T2">the</text:span> lowest bit. <text:s/>For example, the event-mask 0xABCD0000 would form the range 0xABCD0000-ABCDFFFF, since the lowest bit is a “0”and the mask bits extends to the first “1” bit, in this case the the <text:s/>low bit of <text:span text:style-name="T2">the</text:span> 'D' hex-digit. <text:s/>Similarly, the <text:span text:style-name="T2">event-mask 0xFEDCBFFF would form the range 0xFEDC8000-FEDCBFFF, since the low-bit is a “1”, and lowest “0” bit is in the 0xB = 0b1011, and at the third bit position. <text:s text:c="3"/></text:span><text:s text:c="2"/>The smallest ranges are specified by 0xyyyyyyyE, which specifies a range of 0xyyyyyyyE-0xyyyyyyyF, and 0xyyyyyyyD <text:span text:style-name="T2">which</text:span> specifies 0xyyyyyyyC-0xyyyyyyyF. <text:s text:c="2"/>0X00000001 gives 0x00000000-0x00000001, and 0x00000002 gives 0x00000000-0x00000002, 0x00000003 gives 0x00000000-0x00000003</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4">Event-Mask</text:p>
          </table:table-cell>
          <table:table-cell table:style-name="Table2.A1" office:value-type="string">
            <text:p text:style-name="P14">Effective Mask</text:p>
          </table:table-cell>
          <table:table-cell table:style-name="Table2.A1" office:value-type="string">
            <text:p text:style-name="P14">Bits</text:p>
          </table:table-cell>
          <table:table-cell table:style-name="Table2.A1" office:value-type="string">
            <text:p text:style-name="P14">#</text:p>
          </table:table-cell>
          <table:table-cell table:style-name="Table2.E1" office:value-type="string">
            <text:p text:style-name="P14">Resulting Range</text:p>
          </table:table-cell>
        </table:table-row>
        <table:table-row table:style-name="Table2.1">
          <table:table-cell table:style-name="Table2.A2" office:value-type="string">
            <text:p text:style-name="P15">0x00000001</text:p>
          </table:table-cell>
          <table:table-cell table:style-name="Table2.A2" office:value-type="string">
            <text:p text:style-name="P15">0xFFFFFFFE</text:p>
          </table:table-cell>
          <table:table-cell table:style-name="Table2.C2" office:value-type="float" office:value="1">
            <text:p text:style-name="P15">1</text:p>
          </table:table-cell>
          <table:table-cell table:style-name="Table2.C2" office:value-type="float" office:value="2">
            <text:p text:style-name="P15">2</text:p>
          </table:table-cell>
          <table:table-cell table:style-name="Table2.E2" office:value-type="string">
            <text:p text:style-name="P15">0x00000000-0x00000001</text:p>
          </table:table-cell>
        </table:table-row>
        <table:table-row table:style-name="Table2.1">
          <table:table-cell table:style-name="Table2.A2" office:value-type="string">
            <text:p text:style-name="P15">0x00000002</text:p>
          </table:table-cell>
          <table:table-cell table:style-name="Table2.A2" office:value-type="string">
            <text:p text:style-name="P15">0xFFFFFFFE</text:p>
          </table:table-cell>
          <table:table-cell table:style-name="Table2.C2" office:value-type="float" office:value="1">
            <text:p text:style-name="P15">1</text:p>
          </table:table-cell>
          <table:table-cell table:style-name="Table2.C2" office:value-type="float" office:value="2">
            <text:p text:style-name="P15">2</text:p>
          </table:table-cell>
          <table:table-cell table:style-name="Table2.E2" office:value-type="string">
            <text:p text:style-name="P15">0x00000002-0x00000003</text:p>
          </table:table-cell>
        </table:table-row>
        <table:table-row table:style-name="Table2.1">
          <table:table-cell table:style-name="Table2.A2" office:value-type="string">
            <text:p text:style-name="P15">0x00000003</text:p>
          </table:table-cell>
          <table:table-cell table:style-name="Table2.A2" office:value-type="string">
            <text:p text:style-name="P15">0xFFFFFFFC</text:p>
          </table:table-cell>
          <table:table-cell table:style-name="Table2.C2" office:value-type="float" office:value="2">
            <text:p text:style-name="P15">2</text:p>
          </table:table-cell>
          <table:table-cell table:style-name="Table2.C2" office:value-type="float" office:value="4">
            <text:p text:style-name="P15">4</text:p>
          </table:table-cell>
          <table:table-cell table:style-name="Table2.E2" office:value-type="string">
            <text:p text:style-name="P15">0x00000000-0x00000003</text:p>
          </table:table-cell>
        </table:table-row>
        <table:table-row table:style-name="Table2.1">
          <table:table-cell table:style-name="Table2.A2" office:value-type="string">
            <text:p text:style-name="P15">0x00000004</text:p>
          </table:table-cell>
          <table:table-cell table:style-name="Table2.A2" office:value-type="string">
            <text:p text:style-name="P15">0xFFFFFFFC</text:p>
          </table:table-cell>
          <table:table-cell table:style-name="Table2.C2" office:value-type="float" office:value="2">
            <text:p text:style-name="P15">2</text:p>
          </table:table-cell>
          <table:table-cell table:style-name="Table2.C2" office:value-type="float" office:value="4">
            <text:p text:style-name="P15">4</text:p>
          </table:table-cell>
          <table:table-cell table:style-name="Table2.E2" office:value-type="string">
            <text:p text:style-name="P15">0x00000004-0x00000007</text:p>
          </table:table-cell>
        </table:table-row>
        <table:table-row table:style-name="Table2.1">
          <table:table-cell table:style-name="Table2.A2" office:value-type="string">
            <text:p text:style-name="P15">0x00000005</text:p>
          </table:table-cell>
          <table:table-cell table:style-name="Table2.A2" office:value-type="string">
            <text:p text:style-name="P15">0xFFFFFFFE</text:p>
          </table:table-cell>
          <table:table-cell table:style-name="Table2.C2" office:value-type="float" office:value="2">
            <text:p text:style-name="P15">2</text:p>
          </table:table-cell>
          <table:table-cell table:style-name="Table2.C2" office:value-type="float" office:value="4">
            <text:p text:style-name="P15">4</text:p>
          </table:table-cell>
          <table:table-cell table:style-name="Table2.E2" office:value-type="string">
            <text:p text:style-name="P15">0x00000004-0x00000005</text:p>
          </table:table-cell>
        </table:table-row>
        <table:table-row table:style-name="Table2.1">
          <table:table-cell table:style-name="Table2.A2" office:value-type="string">
            <text:p text:style-name="P15">0x00ABCDEF</text:p>
          </table:table-cell>
          <table:table-cell table:style-name="Table2.A2" office:value-type="string">
            <text:p text:style-name="P15">0xFFFFFFF0</text:p>
          </table:table-cell>
          <table:table-cell table:style-name="Table2.C2" office:value-type="float" office:value="4">
            <text:p text:style-name="P15">4</text:p>
          </table:table-cell>
          <table:table-cell table:style-name="Table2.C2" office:value-type="float" office:value="16">
            <text:p text:style-name="P15">16</text:p>
          </table:table-cell>
          <table:table-cell table:style-name="Table2.E2" office:value-type="string">
            <text:p text:style-name="P15">0x00ABCDE0-0x00ABCDEF</text:p>
          </table:table-cell>
        </table:table-row>
        <table:table-row table:style-name="Table2.1">
          <table:table-cell table:style-name="Table2.A2" office:value-type="string">
            <text:p text:style-name="P15">0x00ABCDF0</text:p>
          </table:table-cell>
          <table:table-cell table:style-name="Table2.A2" office:value-type="string">
            <text:p text:style-name="P15">0xFFFFFFF0</text:p>
          </table:table-cell>
          <table:table-cell table:style-name="Table2.C2" office:value-type="float" office:value="4">
            <text:p text:style-name="P15">4</text:p>
          </table:table-cell>
          <table:table-cell table:style-name="Table2.C2" office:value-type="float" office:value="16">
            <text:p text:style-name="P15">16</text:p>
          </table:table-cell>
          <table:table-cell table:style-name="Table2.E2" office:value-type="string">
            <text:p text:style-name="P15">0x00ABCDF0-0x00ABCDFF</text:p>
          </table:table-cell>
        </table:table-row>
        <text:soft-page-break/>
        <table:table-row table:style-name="Table2.1">
          <table:table-cell table:style-name="Table2.A2" office:value-type="string">
            <text:p text:style-name="P15">0x00ABCDE0</text:p>
          </table:table-cell>
          <table:table-cell table:style-name="Table2.A2" office:value-type="string">
            <text:p text:style-name="P15">0xFFFFFFE0</text:p>
          </table:table-cell>
          <table:table-cell table:style-name="Table2.C2" office:value-type="float" office:value="5">
            <text:p text:style-name="P15">5</text:p>
          </table:table-cell>
          <table:table-cell table:style-name="Table2.C2" office:value-type="float" office:value="32">
            <text:p text:style-name="P15">32</text:p>
          </table:table-cell>
          <table:table-cell table:style-name="Table2.E2" office:value-type="string">
            <text:p text:style-name="P15">0x00ABCDE0-0x00ABCDFF</text:p>
          </table:table-cell>
        </table:table-row>
        <table:table-row table:style-name="Table2.1">
          <table:table-cell table:style-name="Table2.A2" office:value-type="string">
            <text:p text:style-name="P15">0x0000FFFF</text:p>
          </table:table-cell>
          <table:table-cell table:style-name="Table2.A2" office:value-type="string">
            <text:p text:style-name="P15">0xFFFF0000</text:p>
          </table:table-cell>
          <table:table-cell table:style-name="Table2.C2" office:value-type="float" office:value="16">
            <text:p text:style-name="P15">16</text:p>
          </table:table-cell>
          <table:table-cell table:style-name="Table2.A2" office:value-type="string">
            <text:p text:style-name="P15">65k</text:p>
          </table:table-cell>
          <table:table-cell table:style-name="Table2.E2" office:value-type="string">
            <text:p text:style-name="P15">0x00000000-0x0000FFFF</text:p>
          </table:table-cell>
        </table:table-row>
        <table:table-row table:style-name="Table2.1">
          <table:table-cell table:style-name="Table2.A2" office:value-type="string">
            <text:p text:style-name="P15">0xABCD0000</text:p>
          </table:table-cell>
          <table:table-cell table:style-name="Table2.A2" office:value-type="string">
            <text:p text:style-name="P15">0xFFFF0000</text:p>
          </table:table-cell>
          <table:table-cell table:style-name="Table2.C2" office:value-type="float" office:value="16">
            <text:p text:style-name="P15">16</text:p>
          </table:table-cell>
          <table:table-cell table:style-name="Table2.A2" office:value-type="string">
            <text:p text:style-name="P15">65k</text:p>
          </table:table-cell>
          <table:table-cell table:style-name="Table2.E2" office:value-type="string">
            <text:p text:style-name="P15">0xABCD0000-0xABCDFF</text:p>
            <text:p text:style-name="P15"><text:span text:style-name="T16">Example of fast clock.</text:span>FF</text:p>
          </table:table-cell>
        </table:table-row>
        <table:table-row table:style-name="Table2.1">
          <table:table-cell table:style-name="Table2.A2" office:value-type="string">
            <text:p text:style-name="P15">0xFFFF0000</text:p>
          </table:table-cell>
          <table:table-cell table:style-name="Table2.A2" office:value-type="string">
            <text:p text:style-name="P15">0xFFFF0000</text:p>
          </table:table-cell>
          <table:table-cell table:style-name="Table2.C2" office:value-type="float" office:value="16">
            <text:p text:style-name="P15">16</text:p>
          </table:table-cell>
          <table:table-cell table:style-name="Table2.A2" office:value-type="string">
            <text:p text:style-name="P15">65k</text:p>
          </table:table-cell>
          <table:table-cell table:style-name="Table2.E2" office:value-type="string">
            <text:p text:style-name="P15">0xFFFF0000-0xFFFFFFFF</text:p>
          </table:table-cell>
        </table:table-row>
      </table:table>
      <text:p text:style-name="P10"/>
      <text:p text:style-name="P11"/>
      <text:h text:style-name="Heading_20_3" text:outline-level="3">Producer/Consumer Event Report (PCER)</text:h>
      <text:p text:style-name="Standard">This message transports an Event-number from a producer node(s) to zero or more unspecified consumer nodes. <text:s/>It<text:change text:change-id="ct87171248"/><text:change-start text:change-id="ct275081856"/> <text:change-end text:change-id="ct275081856"/><text:change-start text:change-id="ct87150352"/>i<text:change-end text:change-id="ct87150352"/>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2">want</text:span> to determine the correct value of the distributed state. Producers can, but don't always, <text:span text:style-name="T2">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2">the</text:span> state. <text:s/>The lamp controller that consumes the “On” and “Off” probably <text:span text:style-name="T2">knows whether it</text:span><text:change text:change-id="ct275495568"/><text:change-start text:change-id="ct275715520"/><text:span text:style-name="T2"> i</text:span><text:change-end text:change-id="ct275715520"/><text:span text:style-name="T2">s currently providing power to the lamp, and so can reply with valid for one event and invalid for the other.</text:span></text:p>
      <text:h text:style-name="Heading_20_3" text:outline-level="3">Consumer Range Identified</text:h>
      <text:p text:style-name="P11">This message broadcasts, in response to a received Identify Consumer message, from each node that consumes event is <text:span text:style-name="T2">in the range specified by the </text:span>included event-ID-with-mask. <text:s/>This is one of the messages that allows bridges to do automatic routing of event messages. <text:s text:c="4"/></text:p>
      <text:p text:style-name="P11">The 50% is to allow rounding up to the enclosing bit, but no further. <text:s/><office:annotation><dc:creator>Bob Jacobsen</dc:creator><dc:date>2013-01-23T07:36:11</dc:date><text:p text:style-name="P24"><text:span text:style-name="T17">DPH asked: [?what is this referring to?] It refers to the requirement that nodes not send a Consumer Range Identified unless they're consuming at least 50% of that range.</text:span></text:p></office:annotation></text:p>
      <text:h text:style-name="Heading_20_3" text:outline-level="3">Identify Producer </text:h>
      <text:p text:style-name="Standard">This message is broadcast and requests every node to report whether they produce this Event ID. <text:s/></text:p>
      <text:h text:style-name="Heading_20_3" text:outline-level="3"><text:soft-page-break/>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1">The 50% is to allow rounding up to the enclosing bit, but no further.</text:p>
      <text:p text:style-name="Standard">An example of a producer range would be a fast clock node that sends a range of events to indicate the time. Since <text:span text:style-name="T2">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d produces that event, in these case the directed form is appropriate. <text:s/>In other cases, the node producing the Identify Event will not know if any node uses that event, and therefore the global form is the more appropriate choice. <text:s/>Be aware that since this latter form is transmitted throughout the network, it can be relatively expensive in terms of bandwidth. <text:s/></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You can send identify/identified messages for automatically-routed Event IDs. <text:s/>Identify Producer/Consumer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text:soft-page-break/>Delay in sending the PI/PRI or CI/CRI messages after IC is OK, but there's no delivery guarantee for <text:span text:style-name="T2">this</text:span> node's events until those have been sent. <text:s/></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text:change-start text:change-id="ct484683584"/> i<text:change-end text:change-id="ct484683584"/><text:change text:change-id="ct485470784"/>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1100871468619148600" text:style-name="L2">
        <text:list-item>
          <text:p text:style-name="P21">When the node is first initialized, after <text:s/>the <text:change-start text:change-id="ct270970240"/>“<text:change-end text:change-id="ct270970240"/><text:change text:change-id="ct270969312"/>Initialization Complete<text:change-start text:change-id="ct485395632"/>”<text:change-end text:change-id="ct485395632"/><text:change text:change-id="ct270969408"/> message has been sent.</text:p>
        </text:list-item>
        <text:list-item>
          <text:p text:style-name="P21">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2">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ext:soft-page-break/>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text:change-start text:change-id="ct274907936"/>“<text:change-end text:change-id="ct274907936"/><text:change text:change-id="ct87214000"/>valid<text:change-start text:change-id="ct275186128"/>”<text:change-end text:change-id="ct275186128"/><text:change text:change-id="ct275247520"/>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text:change-start text:change-id="ct312768080"/>“<text:change-end text:change-id="ct312768080"/><text:change text:change-id="ct84755296"/>valid<text:change-start text:change-id="ct513524000"/>”<text:change-end text:change-id="ct513524000"/><text:change text:change-id="ct306241584"/>; if asked about P/C Event ID 4, it would reply <text:change-start text:change-id="ct312733520"/>“<text:change-end text:change-id="ct312733520"/><text:change text:change-id="ct513362256"/>not valid<text:change-start text:change-id="ct312772208"/>”<text:change-end text:change-id="ct312772208"/><text:change text:change-id="ct513491392"/>. Depending on the node's structure, it might not always be possible to set the <text:change-start text:change-id="ct306740048"/>“<text:change-end text:change-id="ct306740048"/><text:change text:change-id="ct306760224"/>valid<text:change-start text:change-id="ct165901152"/>”<text:change-end text:change-id="ct165901152"/><text:change text:change-id="ct307184032"/> bit with certainty, in which case the <text:change-start text:change-id="ct165906096"/>“<text:change-end text:change-id="ct165906096"/><text:change text:change-id="ct307005840"/>unknown<text:change-start text:change-id="ct312812464"/>”<text:change-end text:change-id="ct312812464"/><text:change text:change-id="ct84392736"/>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text:change-start text:change-id="ct484680288"/>“<text:change-end text:change-id="ct484680288"/><text:change text:change-id="ct270928672"/>valid<text:change-start text:change-id="ct484537584"/>”<text:change-end text:change-id="ct484537584"/><text:change text:change-id="ct271164304"/>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text:change-start text:change-id="ct270955968"/>“<text:change-end text:change-id="ct270955968"/><text:change text:change-id="ct270955776"/>valid<text:change text:change-id="ct271164400"/><text:change-start text:change-id="ct485290784"/>”<text:change-end text:change-id="ct485290784"/> bit with certainty, in which case the <text:change-start text:change-id="ct485290560"/>“<text:change-end text:change-id="ct485290560"/><text:change text:change-id="ct485290656"/>unknown<text:change-start text:change-id="ct271154320"/>”<text:change-end text:change-id="ct271154320"/><text:change text:change-id="ct271168064"/> bit must be set.</text:p>
      <text:h text:style-name="Heading_20_1" text:outline-level="1">Background information </text:h>
      <text:p text:style-name="Standard">This section is general information of interest to the reader, implementers, etc.</text:p>
      <text:p text:style-name="Standard">Performance &amp; loading at node startup, layout startup particularly on CAN. Numbers and simulations.</text:p>
      <text:p text:style-name="Standard">The distributed-state model of a layout. <text:s/>“Events” broadcast state transitions, which individual producers and consumers use to change their knowledge of the distributed state. <text:s/></text:p>
      <text:p text:style-name="Standard">Include some examples and figures from <text:a xlink:type="simple" xlink:href="http://openlcb.org/trunk/documents/notes/ProducerConsumerModel.html">http://openlcb.org/trunk/documents/notes/ProducerConsumerModel.html</text:a> ?</text:p>
      <text:h text:style-name="Heading_20_2" text:outline-level="2"><text:soft-page-break/>Gateways</text:h>
      <text:p text:style-name="Standard">Gateways can route PCERs only to segments with nodes expressing interest by processing the other event messages.</text:p>
      <text:p text:style-name="Standard">The automatically-routed event range has to be routed. This can be done by making a permanent entry in routing tables, or any other implementation method.</text:p>
      <text:p text:style-name="Standard">Merge the example in http://openlcb.org/trunk/documents/examples/CAN-TCP-CAN-TCP-example.html</text:p>
      <text:h text:style-name="Heading_20_2" text:outline-level="2">Implementation hints</text:h>
      <text:p text:style-name="Standard">Buffering issues, particularly on CAN: a node has to be able to keep up with PCER messages that can arrive about every millisecond (125000 bps / 120 bits per message) </text:p>
      <text:list xml:id="list6924436659907700560" text:style-name="L3">
        <text:list-item>
          <text:p text:style-name="P22">Don't <text:s/>do long linear searches to match an incoming Event ID to internal structures.</text:p>
        </text:list-item>
        <text:list-item>
          <text:p text:style-name="P22">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ext:change-start text:change-id="ct270706992"/>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change-end text:change-id="ct270706992"/><text:change-start text:change-id="ct306397088"/> Node manufacturers should certainly specify the performance of their nodes. <text:s/>More knowledge is good, but the standard doesn't compel anything because it's hard to write a testable requirement. The range of possible behaviors is so wide.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change-end text:change-id="ct306397088"/><text:change text:change-id="ct274921920"/><text:change-start text:change-id="ct275362384"/></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change-end text:change-id="ct275362384"/></text:p>
      <text:h text:style-name="Heading_20_2" text:outline-level="2"><text:soft-page-break/>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office:annotation><dc:creator>Bob Jacobsen</dc:creator><dc:date>2013-01-23T07:37:28</dc:date><text:p text:style-name="P24"><text:span text:style-name="T17">DPH: <text:s text:c="2"/>[[reference needed] Right now, it's on the web at http://www.openlcb.org/trunk/specs/EventIdAllocations.pdf and </text:span><text:span text:style-name="T17"><text:a xlink:href="http://www.openlcb.org/trunk/specs/EventIdAllocations.ods">http://www.openlcb.org/trunk/specs/EventIdAllocations.ods</text:a></text:span><text:span text:style-name="T17"> Should that be a footnote, endnote or in-line?</text:span></text:p></office:annotation></text:p>
      <text:p text:style-name="Standard">All of these are assigned with a reserved ID in their upper six bytes to ensure uniqueness and simplify recognition.</text:p>
      <text:p text:style-name="Standard">Nodes using these must mention them when listing the event IDs they produce and consume. Gateways may filter on these, but are not required to. (For ease of implementation, a gateway may just pass all events with the common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text:change-start text:change-id="ct274984192"/> i<text:change-end text:change-id="ct274984192"/><text:change text:change-id="ct275748608"/>s not room in a CAN frame for both a destination NID and a EID. The protocol has therefore been constructed so that any message carrying an EID (and that isn't a datagram) is globally address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2 Annotations to the Specification<text:tab/>1</text:p>
          <text:p text:style-name="P17"><text:s/>2.1 Introduction<text:tab/>1</text:p>
          <text:p text:style-name="P17"><text:s/>2.2 Intended Use<text:tab/>2</text:p>
          <text:p text:style-name="P17"><text:s/>2.3 References and Context<text:tab/>2</text:p>
          <text:p text:style-name="P17"><text:s/>2.4 Message Formats<text:tab/>2</text:p>
          <text:p text:style-name="P18"><text:s/>2.4.1 Producer/Consumer Event Report (PCER)<text:tab/>3</text:p>
          <text:p text:style-name="P18"><text:s/>2.4.2 Identify Consumer <text:tab/>3</text:p>
          <text:p text:style-name="P18"><text:s/>2.4.3 Consumer Identified <text:tab/>3</text:p>
          <text:p text:style-name="P18"><text:s/>2.4.4 Consumer Range Identified<text:tab/>3</text:p>
          <text:p text:style-name="P18"><text:s/>2.4.5 Identify Producer <text:tab/>3</text:p>
          <text:p text:style-name="P18"><text:s/>2.4.6 Producer Identified<text:tab/>4</text:p>
          <text:p text:style-name="P18"><text:s/>2.4.7 Producer Range Identified<text:tab/>4</text:p>
          <text:p text:style-name="P18"><text:s/>2.4.8 Identify Events<text:tab/>4</text:p>
          <text:p text:style-name="P17"><text:s/>2.5 States<text:tab/>4</text:p>
          <text:p text:style-name="P17"><text:s/>2.6 Interactions<text:tab/>4</text:p>
          <text:p text:style-name="P18"><text:s/>2.6.1 Event Transfer<text:tab/>5</text:p>
          <text:p text:style-name="P18"><text:s/>2.6.2 Event Enquiry<text:tab/>5</text:p>
          <text:p text:style-name="P18"><text:s/>2.6.3 Producer Enquiry<text:tab/>5</text:p>
          <text:p text:style-name="P18"><text:s/>2.6.4 Consumer Enquiry<text:tab/>6</text:p>
          <text:p text:style-name="P16"><text:s/>3 Background information <text:tab/>6</text:p>
          <text:p text:style-name="P17"><text:s/>3.1 Gateways<text:tab/>7</text:p>
          <text:p text:style-name="P17"><text:s/>3.2 Implementation hints<text:tab/>7</text:p>
          <text:p text:style-name="P17"><text:s/>3.3 Well known events<text:tab/>7</text:p>
          <text:p text:style-name="P17"><text:s/>3.4 History section:<text:tab/>7</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16" text:date-value="2013-01-25T13:35:58">1-25-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5T13:35:58">Jan 25,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16" text:date-value="2013-01-25T13:35:58">1-25-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96</meta:editing-cycles>
    <meta:editing-duration>P3DT19H27M36S</meta:editing-duration>
    <meta:generator>OpenOffice.org/3.4.1$Unix OpenOffice.org_project/341m1$Build-9593</meta:generator>
    <dc:date>2013-01-25T13:35:58</dc:date>
    <meta:keyword>OpenLCB Event Transport</meta:keyword>
    <meta:document-statistic meta:table-count="2" meta:image-count="1" meta:object-count="0" meta:page-count="9" meta:paragraph-count="228" meta:word-count="3592" meta:character-count="21781"/>
    <dc:creator>Bob Jacobsen</dc:creator>
    <meta:user-defined meta:name="Info 1"/>
    <meta:user-defined meta:name="Info 2"/>
    <meta:user-defined meta:name="Info 3"/>
    <meta:user-defined meta:name="Info 4"/>
  </office:meta>
</office:document-meta>
</file>